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style:style>
    <style:style style:name="P4" style:family="paragraph" style:parent-style-name="Text_20_body" style:list-style-name="L2">
      <style:paragraph-properties fo:margin-top="0cm" fo:margin-bottom="0cm"/>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El sistema de entrada será un sistema de IDENTIFICACIÓN para todo el personal. De esta manera con el sofware podremos controlar todas las incidencias laborales se puedan producir, además del control de acceso y seguridad.</text:p>
      <text:p text:style-name="Standard"/>
      <text:p text:style-name="Standard">Este sistema de entrada podría estar implementado con cuatro o cinco reconocedores de huella con tarjeta de acercamiento situados de forma que tengan que utilizarse tanto a la entrada como a la salida. Estarían situados en la entrada principal del edificio y en la entrada al edificio desde el garaje.</text:p>
      <text:p text:style-name="Standard">Para el control de los visitantes a la empresa, contaremos con vigilancia personal a la entrada principal de edificio que registrará las entradas y salidas de dichos visitantes.</text:p>
      <text:p text:style-name="Standard"/>
      <text:p text:style-name="Standard">Para acceder a las salas delicadas como las de Dirección, I+D y la salas de Sowftware, se hará con <text:s/>un control de iris y un código de acceso personal.</text:p>
      <text:p text:style-name="Standard"/>
      <text:p text:style-name="Standard">DomoDesk DF-0230 Lector Biométrico Control Accesos por Huella Dactilar, PIN y Tarjeta RFID 425,92 € </text:p>
      <text:p text:style-name="Standard"/>
      <text:p text:style-name="Text_20_body"><text:span text:style-name="Strong_20_Emphasis"><text:span text:style-name="T1">Características técnicas</text:span></text:span>:</text:p>
      <text:list xml:id="list8796814042703201374" text:style-name="L1">
        <text:list-item>
          <text:p text:style-name="P3">Marca: Anviz.</text:p>
        </text:list-item>
        <text:list-item>
          <text:p text:style-name="P3">Algoritmo: BioNano V10.</text:p>
        </text:list-item>
        <text:list-item>
          <text:p text:style-name="P3">Sensor de activación: Auto activación por infrarrojos.</text:p>
        </text:list-item>
        <text:list-item>
          <text:p text:style-name="P3">Tiempo de identificación: Inferior a 1 Segundo.</text:p>
        </text:list-item>
        <text:list-item>
          <text:p text:style-name="P3">Capacidad: Hasta 1.000 usuarios.</text:p>
        </text:list-item>
        <text:list-item>
          <text:p text:style-name="P3">Registros: Hasta 100.000 registros.</text:p>
        </text:list-item>
        <text:list-item>
          <text:p text:style-name="P3">Modos de identificación: Iris, tarjeta o combinación.</text:p>
        </text:list-item>
        <text:list-item>
          <text:p text:style-name="P3">Tarjeta de proximidad: EM RFID.</text:p>
        </text:list-item>
        <text:list-item>
          <text:p text:style-name="P3">Comunicación PC: TCP/IP, WIFI y RS485.</text:p>
        </text:list-item>
        <text:list-item>
          <text:p text:style-name="P3">Salidas: Wiegand Anviz y Wiegand 26.</text:p>
        </text:list-item>
        <text:list-item>
          <text:p text:style-name="P3">Alimentación: DC 12 V a 2 A.</text:p>
        </text:list-item>
        <text:list-item>
          <text:p text:style-name="P3">Dimensiones: 180 (Al) x 140 (An) x 75 (Fo) mm.</text:p>
        </text:list-item>
        <text:list-item>
          <text:p text:style-name="P1">Peso: 520 gramos.</text:p>
        </text:list-item>
      </text:list>
      <text:p text:style-name="Text_20_body"><text:span text:style-name="Strong_20_Emphasis"><text:span text:style-name="T1">Material incluido</text:span></text:span>:</text:p>
      <text:list xml:id="list7894784552757413478" text:style-name="L2">
        <text:list-item>
          <text:p text:style-name="P4">Terminal de Control de Acceso.</text:p>
        </text:list-item>
        <text:list-item>
          <text:p text:style-name="P4">Controladora Anviz SC011.</text:p>
        </text:list-item>
        <text:list-item>
          <text:p text:style-name="P4">2 Tarjetas RFID 125 KHz.</text:p>
        </text:list-item>
        <text:list-item>
          <text:p text:style-name="P4">Cables de conexión y Cable RJ45.</text:p>
        </text:list-item>
        <text:list-item>
          <text:p text:style-name="P4">6 tacos y 6 tornillos para montaje.</text:p>
        </text:list-item>
        <text:list-item>
          <text:p text:style-name="P4">Alimentador DC 12V / 2.0 A.</text:p>
        </text:list-item>
        <text:list-item>
          <text:p text:style-name="P4">Instrucciones de uso.</text:p>
        </text:list-item>
        <text:list-item>
          <text:p text:style-name="P2">CD con software e instrucciones.</text:p>
        </text:list-item>
      </text:list>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V.</meta:initial-creator>
    <meta:creation-date>2018-09-14T17:53:41.04</meta:creation-date>
    <meta:generator>OpenOffice/4.1.5$Win32 OpenOffice.org_project/415m1$Build-9789</meta:generator>
    <dc:date>2018-09-14T18:39:58.22</dc:date>
    <dc:creator>Carlos V.</dc:creator>
    <meta:editing-duration>PT46M21S</meta:editing-duration>
    <meta:editing-cycles>3</meta:editing-cycles>
    <meta:document-statistic meta:table-count="0" meta:image-count="0" meta:object-count="0" meta:page-count="1" meta:paragraph-count="29" meta:word-count="293" meta:character-count="1693"/>
  </office:meta>
</office:document-meta>
</file>